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4.708cm" style:rel-column-width="18150*"/>
    </style:style>
    <style:style style:name="Tabelle5.B" style:family="table-column">
      <style:table-column-properties style:column-width="4.8cm" style:rel-column-width="18503*"/>
    </style:style>
    <style:style style:name="Tabelle5.C" style:family="table-column">
      <style:table-column-properties style:column-width="2.588cm" style:rel-column-width="9976*"/>
    </style:style>
    <style:style style:name="Tabelle5.D" style:family="table-column">
      <style:table-column-properties style:column-width="4.904cm" style:rel-column-width="1890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 fo:background-color="transparent">
        <style:background-image/>
      </style:table-properties>
    </style:style>
    <style:style style:name="Tabelle2.A" style:family="table-column">
      <style:table-column-properties style:column-width="9.507cm" style:rel-column-width="36653*"/>
    </style:style>
    <style:style style:name="Tabelle2.B" style:family="table-column">
      <style:table-column-properties style:column-width="3.193cm" style:rel-column-width="12308*"/>
    </style:style>
    <style:style style:name="Tabelle2.C" style:family="table-column">
      <style:table-column-properties style:column-width="4.299cm" style:rel-column-width="1657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1.5pt solid #000000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1.5pt solid #000000" fo:border-bottom="0.05pt solid #000000"/>
    </style:style>
    <style:style style:name="Tabelle2.13" style:family="table-row">
      <style:table-row-properties fo:background-color="transparent">
        <style:background-image/>
      </style:table-row-properties>
    </style:style>
    <style:style style:name="Tabelle2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emesterlektionzahl">
      <style:text-properties officeooo:paragraph-rsid="001afb32"/>
    </style:style>
    <style:style style:name="P2" style:family="paragraph" style:parent-style-name="Semesterlektionzahl">
      <style:text-properties officeooo:paragraph-rsid="001afb32"/>
    </style:style>
    <style:style style:name="P3" style:family="paragraph" style:parent-style-name="SmalltalkCode">
      <style:text-properties officeooo:paragraph-rsid="00203e2d"/>
    </style:style>
    <style:style style:name="P4" style:family="paragraph" style:parent-style-name="SmalltalkCode">
      <style:text-properties officeooo:rsid="00203e2d" officeooo:paragraph-rsid="00203e2d"/>
    </style:style>
    <style:style style:name="T1" style:family="text">
      <style:text-properties officeooo:rsid="00203e2d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malltalkCode"><text:bookmark-start text:name="__DdeLink__221_1596250475"/>me at: #teachers do: [:td |<text:bookmark-end text:name="__DdeLink__221_1596250475"/>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808_1319104196"/><text:span text:style-name="SmalltalkLiteral">me report drawSchoolLogo</text:span><text:bookmark-end text:name="__DdeLink__2808_1319104196"/></text:p>
          </table:table-cell>
          <table:table-cell table:style-name="Tabelle1.B1" office:value-type="string">
            <text:p text:style-name="Semester"><text:bookmark text:name="__DdeLink__2804_1319104196"/>Stand: <text:span text:style-name="SmalltalkValue">me@#reportDate</text:span></text:p>
          </table:table-cell>
        </table:table-row>
      </table:table>
      <text:h text:style-name="Heading_20_1" text:outline-level="1">Stundenkonto <text:span text:style-name="SmalltalkValue">td@#periodShort</text:span> <text:bookmark-start text:name="__DdeLink__217_1596250475"/><text:span text:style-name="SmalltalkValue">td@#name</text:span><text:bookmark-end text:name="__DdeLink__217_1596250475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Table_20_Heading">Referenzfach</text:p>
          </table:table-cell>
          <table:table-cell table:style-name="Tabelle5.A1" office:value-type="string">
            <text:p text:style-name="Table_20_Contents"><text:span text:style-name="SmalltalkValue">td@#refSubject</text:span></text:p>
          </table:table-cell>
          <table:table-cell table:style-name="Tabelle5.A1" office:value-type="string">
            <text:p text:style-name="Table_20_Heading">Anstellungstyp</text:p>
          </table:table-cell>
          <table:table-cell table:style-name="Tabelle5.D1" office:value-type="string">
            <text:p text:style-name="Table_20_Contents"><text:span text:style-name="SmalltalkValue">td@#emplType</text:span></text:p>
          </table:table-cell>
        </table:table-row>
        <table:table-row>
          <table:table-cell table:style-name="Tabelle5.A2" office:value-type="string">
            <text:p text:style-name="Table_20_Heading">Semesterlektionen</text:p>
          </table:table-cell>
          <table:table-cell table:style-name="Tabelle5.A2" office:value-type="string">
            <text:p text:style-name="Table_20_Contents"><text:span text:style-name="SmalltalkValue">td@#sl</text:span></text:p>
          </table:table-cell>
          <table:table-cell table:style-name="Tabelle5.A2" office:value-type="string">
            <text:p text:style-name="Table_20_Heading">Semester</text:p>
          </table:table-cell>
          <table:table-cell table:style-name="Tabelle5.D2" office:value-type="string">
            <text:p text:style-name="Table_20_Contents"><text:bookmark-start text:name="__DdeLink__528_1596250475"/><text:span text:style-name="SmalltalkValue">td@#period</text:span><text:bookmark-end text:name="__DdeLink__528_1596250475"/></text:p>
          </table:table-cell>
        </table:table-row>
        <table:table-row>
          <table:table-cell table:style-name="Tabelle5.A2" office:value-type="string">
            <text:p text:style-name="Table_20_Heading">Semesterlektionen bei 100%</text:p>
          </table:table-cell>
          <table:table-cell table:style-name="Tabelle5.A2" office:value-type="string">
            <text:p text:style-name="Table_20_Contents"><text:span text:style-name="SmalltalkValue">td@#sl100</text:span></text:p>
          </table:table-cell>
          <table:table-cell table:style-name="Tabelle5.A2" office:value-type="string">
            <text:p text:style-name="Table_20_Heading">Anmerkungen</text:p>
          </table:table-cell>
          <table:table-cell table:style-name="Tabelle5.D2" office:value-type="string">
            <text:p text:style-name="Table_20_Contents"><text:span text:style-name="SmalltalkValue">td@#remarks</text:span></text:p>
          </table:table-cell>
        </table:table-row>
      </table:table>
      <text:p text:style-name="Text_20_body"/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Heading">Eintrag</text:p>
          </table:table-cell>
          <table:table-cell table:style-name="Tabelle2.A1" office:value-type="string">
            <text:p text:style-name="Table_20_Heading">Semesterlektionen</text:p>
          </table:table-cell>
          <table:table-cell table:style-name="Tabelle2.C1" office:value-type="string">
            <text:p text:style-name="Table_20_Contents"/>
          </table:table-cell>
        </table:table-row>
        <table:table-row>
          <table:table-cell table:style-name="Tabelle2.A2" table:number-columns-spanned="3" office:value-type="string">
            <text:p text:style-name="SmalltalkCode"><text:bookmark-start text:name="__DdeLink__69899_2285444723"/>td at: #entries do: [:e |<text:bookmark-end text:name="__DdeLink__69899_2285444723"/>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<text:bookmark-start text:name="__DdeLink__230_1596250475"/><text:bookmark-start text:name="__DdeLink__248_1596250475"/><text:span text:style-name="SmalltalkValue">e</text:span><text:bookmark-start text:name="__DdeLink__219_15962504751"/><text:span text:style-name="SmalltalkValue">@#</text:span><text:bookmark-end text:name="__DdeLink__219_15962504751"/><text:span text:style-name="SmalltalkValue">title</text:span><text:bookmark-end text:name="__DdeLink__230_1596250475"/><text:bookmark-end text:name="__DdeLink__248_1596250475"/></text:p>
            <text:p text:style-name="SmalltalkCode">e at: #remarks ifNotBlank: [:r |</text:p>
            <text:p text:style-name="EintragDetails"><text:span text:style-name="SmalltalkValue">r</text:span></text:p>
            <text:p text:style-name="SmalltalkCode">]</text:p>
          </table:table-cell>
          <table:table-cell table:style-name="Tabelle2.A3" office:value-type="string">
            <text:p text:style-name="Semesterlektionzahl"><text:span text:style-name="SmalltalkValue">e</text:span><text:bookmark-start text:name="__DdeLink__219_159625047511"/><text:span text:style-name="SmalltalkValue">@#</text:span><text:bookmark-end text:name="__DdeLink__219_159625047511"/><text:span text:style-name="SmalltalkValue">value</text:span></text:p>
          </table:table-cell>
          <table:table-cell table:style-name="Tabelle2.A2" office:value-type="string">
            <text:p text:style-name="Table_20_Contents"><text:span text:style-name="SmalltalkValue">e</text:span><text:bookmark-start text:name="__DdeLink__219_159625047512"/><text:span text:style-name="SmalltalkValue">@#</text:span><text:bookmark-end text:name="__DdeLink__219_159625047512"/><text:span text:style-name="SmalltalkValue">explanation</text:span></text:p>
          </table:table-cell>
        </table:table-row>
        <table:table-row>
          <table:table-cell table:style-name="Tabelle2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>
          <table:table-cell table:style-name="Tabelle2.A2" table:number-columns-spanned="3" office:value-type="string">
            <text:p text:style-name="P3"><text:span text:style-name="T1">(</text:span>td at: #<text:span text:style-name="T1">hasInternalObligation)</text:span> <text:span text:style-name="T1">ifTrue: [</text:span>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P1"/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Contents">- abzgl. im Lohn enthaltene interne Leistungen</text:p>
          </table:table-cell>
          <table:table-cell table:style-name="Tabelle2.A3" office:value-type="string">
            <text:p text:style-name="P1"><text:bookmark-start text:name="__DdeLink__17794_2285444723"/><text:bookmark-start text:name="__DdeLink__519_2285444723"/><text:span text:style-name="SmalltalkValue">td@#internalObligation</text:span><text:bookmark-end text:name="__DdeLink__17794_2285444723"/><text:bookmark-end text:name="__DdeLink__519_2285444723"/></text:p>
          </table:table-cell>
          <table:table-cell table:style-name="Tabelle2.A2" office:value-type="string">
            <text:p text:style-name="Table_20_Contents"><text:bookmark-start text:name="__DdeLink__17799_2285444723"/><text:span text:style-name="SmalltalkValue">td@#internalObligationRemarks</text:span><text:bookmark-end text:name="__DdeLink__17799_2285444723"/></text:p>
          </table:table-cell>
        </table:table-row>
        <table:table-row>
          <table:table-cell table:style-name="Tabelle2.A2" table:number-columns-spanned="3" office:value-type="string">
            <text:p text:style-name="P4">]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Semesterlektionzahl"/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10" office:value-type="string">
            <text:p text:style-name="Table_20_Heading">Summe (Semesterleistung)</text:p>
          </table:table-cell>
          <table:table-cell table:style-name="Tabelle2.A10" office:value-type="string">
            <text:p text:style-name="Semesterlektionzahl"><text:bookmark-start text:name="__DdeLink__219_15962504752"/><text:bookmark-start text:name="__DdeLink__513_2285444723"/><text:bookmark-start text:name="__DdeLink__226_15962504751"/><text:span text:style-name="SmalltalkValue">td@#</text:span><text:bookmark-end text:name="__DdeLink__219_15962504752"/><text:bookmark-end text:name="__DdeLink__226_15962504751"/><text:span text:style-name="SmalltalkValue">sumEntries</text:span><text:bookmark-end text:name="__DdeLink__513_2285444723"/></text:p>
          </table:table-cell>
          <table:table-cell table:style-name="Tabelle2.C10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Heading">Übertrag aus letztem Semester</text:p>
          </table:table-cell>
          <table:table-cell table:style-name="Tabelle2.A3" office:value-type="string">
            <text:p text:style-name="Semesterlektionzahl"><text:bookmark-start text:name="__DdeLink__219_15962504753"/><text:bookmark-start text:name="__DdeLink__226_15962504752"/><text:span text:style-name="SmalltalkValue">td@#</text:span><text:bookmark-end text:name="__DdeLink__219_15962504753"/><text:bookmark-end text:name="__DdeLink__226_15962504752"/><text:span text:style-name="SmalltalkValue">carryOver</text:span></text:p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Heading">Ausbezahlte Lektionen</text:p>
          </table:table-cell>
          <table:table-cell table:style-name="Tabelle2.A3" office:value-type="string">
            <text:p text:style-name="Semesterlektionzahl"><text:bookmark-start text:name="__DdeLink__219_15962504754"/><text:bookmark-start text:name="__DdeLink__226_15962504753"/><text:span text:style-name="SmalltalkValue">td@#</text:span><text:bookmark-end text:name="__DdeLink__219_15962504754"/><text:bookmark-end text:name="__DdeLink__226_15962504753"/><text:span text:style-name="SmalltalkValue">payoff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elle2.13">
          <table:table-cell table:style-name="Tabelle2.A3" office:value-type="string">
            <text:p text:style-name="Table_20_Heading">Saldo (Übertrag in nächstes Semester)</text:p>
          </table:table-cell>
          <table:table-cell table:style-name="Tabelle2.B13" office:value-type="string">
            <text:p text:style-name="Summe"><text:bookmark-start text:name="__DdeLink__219_15962504755"/><text:bookmark-start text:name="__DdeLink__226_15962504754"/><text:span text:style-name="SmalltalkValue">td@#</text:span><text:bookmark-end text:name="__DdeLink__219_15962504755"/><text:bookmark-end text:name="__DdeLink__226_15962504754"/><text:span text:style-name="SmalltalkValue">balance</text:span></text:p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Visumzeile"><text:span text:style-name="SmalltalkValue">td@#visum</text:span></text:p>
      <text:p text:style-name="SmalltalkCode"><text:bookmark-start text:name="__DdeLink__223_1596250475"/>]<text:bookmark-end text:name="__DdeLink__223_159625047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1cm" fo:margin-bottom="0.4cm" style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1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Stuplazelle" style:family="paragraph" style:parent-style-name="Table_20_Contents">
      <style:paragraph-properties fo:text-align="center" style:justify-single-word="false"/>
    </style:style>
    <style:style style:name="EintragDetails" style:family="paragraph" style:parent-style-name="Table_20_Contents">
      <style:text-properties fo:font-size="8pt"/>
    </style:style>
    <style:style style:name="Semesterlektionzahl" style:family="paragraph" style:parent-style-name="Table_20_Contents">
      <style:paragraph-properties fo:text-align="end" style:justify-single-word="false"/>
      <style:text-properties style:font-name="Courier New" fo:font-family="'Courier New'" style:font-style-name="Standard" style:font-family-generic="modern" style:font-pitch="fixed"/>
    </style:style>
    <style:style style:name="Visumzeile" style:family="paragraph" style:parent-style-name="Text_20_body" style:master-page-name="">
      <style:paragraph-properties fo:margin-top="0.499cm" fo:margin-bottom="0.499cm" style:contextual-spacing="false" fo:text-align="end" style:justify-single-word="false" style:page-number="auto"/>
    </style:style>
    <style:style style:name="Summe" style:family="paragraph" style:parent-style-name="Semesterlektionzahl">
      <loext:graphic-properties draw:fill="none" draw:fill-color="#cccccc"/>
      <style:paragraph-properties fo:background-color="transparent"/>
      <style:text-properties fo:font-weight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  <meta:initial-creator>david</meta:initial-creator>
    <meta:creation-date>2007-06-15T00:05:44</meta:creation-date>
    <dc:date>2024-02-29T14:20:36.843219340</dc:date>
    <dc:language>en-AU</dc:language>
    <meta:editing-cycles>71</meta:editing-cycles>
    <meta:editing-duration>PT14H12M50S</meta:editing-duration>
    <dc:creator>Andreas Brodbeck</dc:creator>
    <meta:document-statistic meta:table-count="3" meta:image-count="0" meta:object-count="0" meta:page-count="2" meta:paragraph-count="42" meta:word-count="86" meta:character-count="704" meta:non-whitespace-character-count="660"/>
    <meta:user-defined meta:name="Info 1"/>
    <meta:user-defined meta:name="Info 2"/>
    <meta:user-defined meta:name="Info 3"/>
    <meta:user-defined meta:name="Info 4"/>
  </office:meta>
</office:document-meta>
</file>